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F00000235B2FF41304B9F91D5.png" manifest:media-type="image/png"/>
  <manifest:file-entry manifest:full-path="Pictures/100000010000037100000258F84266472AD4AA7F.png" manifest:media-type="image/png"/>
  <manifest:file-entry manifest:full-path="Pictures/1000000100000433000001E79F7EEB5019C90A47.png" manifest:media-type="image/png"/>
  <manifest:file-entry manifest:full-path="Pictures/100000010000045E000000B674E992F1CD0224CA.png" manifest:media-type="image/png"/>
  <manifest:file-entry manifest:full-path="Pictures/100000010000033C000001747888ED18847FD3E3.png" manifest:media-type="image/png"/>
  <manifest:file-entry manifest:full-path="Pictures/100000010000046700000274B04A9C758FAE0743.png" manifest:media-type="image/png"/>
  <manifest:file-entry manifest:full-path="Pictures/100000010000044D000002A2675FADE49559BB6B.png" manifest:media-type="image/png"/>
  <manifest:file-entry manifest:full-path="Pictures/100000010000041F000001B16C87FE3B6BBAAFFE.png" manifest:media-type="image/png"/>
  <manifest:file-entry manifest:full-path="Pictures/100000010000045B000001D1FCF02E7FE19F441D.png" manifest:media-type="image/png"/>
  <manifest:file-entry manifest:full-path="Pictures/100000010000044E0000015065E8699B0E152F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n2" text:anchor-type="char" svg:width="17cm" svg:height="11.783cm" draw:z-index="1"><draw:image xlink:href="Pictures/100000010000032F00000235B2FF41304B9F91D5.png" xlink:type="simple" xlink:show="embed" xlink:actuate="onLoad" draw:mime-type="image/png"/></draw:frame></text:p>
      <text:p text:style-name="Standard"><draw:frame draw:style-name="fr1" draw:name="Imagen1" text:anchor-type="char" svg:x="0cm" svg:y="0.275cm" svg:width="17cm" svg:height="11.578cm" draw:z-index="0"><draw:image xlink:href="Pictures/100000010000037100000258F84266472AD4AA7F.png" xlink:type="simple" xlink:show="embed" xlink:actuate="onLoad" draw:mime-type="image/png"/></draw:frame></text:p>
      <text:p text:style-name="Standard"/>
      <text:p text:style-name="Standard"><draw:frame draw:style-name="fr1" draw:name="Imagen3" text:anchor-type="char" svg:x="0cm" svg:y="0.318cm" svg:width="17cm" svg:height="5.431cm" draw:z-index="2"><draw:image xlink:href="Pictures/1000000100000433000001E79F7EEB5019C90A47.png" xlink:type="simple" xlink:show="embed" xlink:actuate="onLoad" draw:mime-type="image/png"/></draw:frame><text:soft-page-break/></text:p>
      <text:p text:style-name="Standard"><draw:frame draw:style-name="fr3" draw:name="Imagen4" text:anchor-type="char" svg:width="17cm" svg:height="2.392cm" draw:z-index="3"><draw:image xlink:href="Pictures/100000010000045E000000B674E992F1CD0224CA.png" xlink:type="simple" xlink:show="embed" xlink:actuate="onLoad" draw:mime-type="image/png"/></draw:frame><draw:frame draw:style-name="fr1" draw:name="Imagen5" text:anchor-type="char" svg:x="0.021cm" svg:y="2.63cm" svg:width="17cm" svg:height="6.167cm" draw:z-index="4"><draw:image xlink:href="Pictures/100000010000044D000002A2675FADE49559BB6B.png" xlink:type="simple" xlink:show="embed" xlink:actuate="onLoad" draw:mime-type="image/png"/></draw:frame><draw:frame draw:style-name="fr1" draw:name="Imagen6" text:anchor-type="char" svg:x="0.064cm" svg:y="9.199cm" svg:width="17cm" svg:height="9.472cm" draw:z-index="5"><draw:image xlink:href="Pictures/100000010000046700000274B04A9C758FAE0743.png" xlink:type="simple" xlink:show="embed" xlink:actuate="onLoad" draw:mime-type="image/png"/></draw:frame></text:p>
      <text:p text:style-name="Standard"><text:soft-page-break/></text:p>
      <text:p text:style-name="Standard"><draw:frame draw:style-name="fr3" draw:name="Imagen7" text:anchor-type="char" svg:width="17cm" svg:height="5.304cm" draw:z-index="6"><draw:image xlink:href="Pictures/100000010000033C000001747888ED18847FD3E3.png" xlink:type="simple" xlink:show="embed" xlink:actuate="onLoad" draw:mime-type="image/png"/></draw:frame></text:p>
      <text:p text:style-name="P1"><draw:frame draw:style-name="fr1" draw:name="Imagen8" text:anchor-type="char" svg:x="0.049cm" svg:y="0cm" svg:width="16.898cm" svg:height="6.244cm" draw:z-index="7"><draw:image xlink:href="Pictures/100000010000041F000001B16C87FE3B6BBAAFFE.png" xlink:type="simple" xlink:show="embed" xlink:actuate="onLoad" draw:mime-type="image/png"/></draw:frame></text:p>
      <text:p text:style-name="Standard"><draw:frame draw:style-name="fr2" draw:name="Imagen9" text:anchor-type="char" svg:width="17cm" svg:height="6.435cm" draw:z-index="8"><draw:image xlink:href="Pictures/100000010000045B000001D1FCF02E7FE19F441D.png" xlink:type="simple" xlink:show="embed" xlink:actuate="onLoad" draw:mime-type="image/png"/></draw:frame><draw:frame draw:style-name="fr1" draw:name="Imagen10" text:anchor-type="char" svg:x="0cm" svg:y="6.694cm" svg:width="17cm" svg:height="5.182cm" draw:z-index="9"><draw:image xlink:href="Pictures/100000010000044E0000015065E8699B0E152F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09:54:18.568000000</meta:creation-date>
    <dc:date>2023-11-17T11:33:15.277000000</dc:date>
    <meta:editing-duration>PT1H38M57S</meta:editing-duration>
    <meta:editing-cycles>2</meta:editing-cycles>
    <meta:generator>LibreOffice/7.6.2.1$Windows_X86_64 LibreOffice_project/56f7684011345957bbf33a7ee678afaf4d2ba333</meta:generator>
    <meta:document-statistic meta:table-count="0" meta:image-count="10" meta:object-count="0" meta:page-count="3" meta:paragraph-count="0" meta:word-count="0" meta:character-count="0" meta:non-whitespace-character-count="0"/>
  </office:meta>
</office:document-meta>
</file>